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2770000120DEDB590F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Verdana-Bold" svg:font-family="Verdana-Bol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
      <style:paragraph-properties fo:text-align="center" style:justify-single-word="false" style:text-autospace="none"/>
      <style:text-properties fo:color="#0047ff" style:font-name="Verdana-Bold" fo:font-size="18pt" style:text-underline-style="solid" style:text-underline-width="auto" style:text-underline-color="font-color" fo:font-weight="bold" style:font-name-asian="Verdana-Bold" style:font-size-asian="18pt" style:font-weight-asian="bold" style:font-name-complex="Verdana-Bold" style:font-size-complex="18pt" style:font-weight-complex="bold"/>
    </style:style>
    <style:style style:name="P2" style:family="paragraph" style:parent-style-name="Standard" style:list-style-name="">
      <style:paragraph-properties fo:text-align="center" style:justify-single-word="false" style:text-autospace="none"/>
      <style:text-properties fo:color="#0047ff" style:font-name="Verdana-Bold" fo:font-size="20pt" style:text-underline-style="solid" style:text-underline-width="auto" style:text-underline-color="font-color" fo:font-weight="bold" style:font-name-asian="Verdana-Bold" style:font-size-asian="20pt" style:font-weight-asian="bold" style:font-name-complex="Verdana-Bold" style:font-size-complex="20pt" style:font-weight-complex="bold"/>
    </style:style>
    <style:style style:name="P3" style:family="paragraph" style:parent-style-name="Standard" style:list-style-name="">
      <style:paragraph-properties fo:text-align="center" style:justify-single-word="false" style:text-autospace="none"/>
      <style:text-properties fo:font-size="20pt" style:text-underline-style="solid" style:text-underline-width="auto" style:text-underline-color="font-color" style:font-size-asian="20pt" style:font-size-complex="20pt"/>
    </style:style>
    <style:style style:name="P4" style:family="paragraph" style:parent-style-name="Standard" style:list-style-name="">
      <style:paragraph-properties fo:text-align="center" style:justify-single-word="false" style:text-autospace="none"/>
      <style:text-properties fo:font-size="20pt" style:text-underline-style="none" style:font-size-asian="20pt" style:font-size-complex="20pt"/>
    </style:style>
    <style:style style:name="P5" style:family="paragraph" style:parent-style-name="Standard" style:list-style-name="">
      <style:paragraph-properties fo:text-align="start" style:justify-single-word="false" style:text-autospace="none"/>
      <style:text-properties fo:font-size="13pt" style:text-underline-style="none" style:font-size-asian="13pt" style:font-size-complex="13pt"/>
    </style:style>
    <style:style style:name="P6" style:family="paragraph" style:parent-style-name="Standard" style:list-style-name="">
      <style:paragraph-properties fo:text-align="center" style:justify-single-word="false" style:text-autospace="none"/>
      <style:text-properties fo:font-size="13pt" style:text-underline-style="none" style:font-size-asian="13pt" style:font-size-complex="13pt"/>
    </style:style>
    <style:style style:name="P7" style:family="paragraph" style:parent-style-name="Standard" style:list-style-name="">
      <style:paragraph-properties fo:text-align="justify" style:justify-single-word="false" style:text-autospace="none"/>
      <style:text-properties fo:font-size="13pt" style:text-underline-style="none" style:font-size-asian="13pt" style:font-size-complex="13pt"/>
    </style:style>
    <style:style style:name="P8" style:family="paragraph" style:parent-style-name="Standard" style:list-style-name="L1">
      <style:paragraph-properties fo:text-align="justify" style:justify-single-word="false" style:text-autospace="none"/>
      <style:text-properties fo:font-size="13pt" style:text-underline-style="none" style:font-size-asian="13pt" style:font-size-complex="13pt"/>
    </style:style>
    <style:style style:name="P9" style:family="paragraph" style:parent-style-name="Standard">
      <style:paragraph-properties fo:text-align="justify" style:justify-single-word="false" style:text-autospace="none"/>
      <style:text-properties fo:font-size="13pt" style:text-underline-style="none" style:font-size-asian="13pt" style:font-size-complex="13pt"/>
    </style:style>
    <style:style style:name="P10" style:family="paragraph" style:parent-style-name="Standard" style:list-style-name="L2">
      <style:paragraph-properties fo:text-align="justify" style:justify-single-word="false" style:text-autospace="none"/>
      <style:text-properties fo:font-size="13pt" style:text-underline-style="none" style:font-size-asian="13pt" style:font-size-complex="13pt"/>
    </style:style>
    <style:style style:name="T1" style:family="text">
      <style:text-properties fo:color="#0047ff" style:font-name="Verdana-Bold" fo:font-weight="bold" style:font-name-asian="Verdana-Bold" style:font-weight-asian="bold" style:font-name-complex="Verdana-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s1" text:anchor-type="paragraph" svg:x="11.638cm" svg:y="0.407cm" svg:width="4.727cm" svg:height="4.621cm" draw:z-index="0"><draw:image xlink:href="Pictures/20000007000012770000120DEDB590F7.svm" xlink:type="simple" xlink:show="embed" xlink:actuate="onLoad"/></draw:frame></text:p>
      <text:p text:style-name="P1"/>
      <text:p text:style-name="P1"/>
      <text:p text:style-name="P1"/>
      <text:p text:style-name="P1"/>
      <text:p text:style-name="P1"/>
      <text:p text:style-name="P1"/>
      <text:p text:style-name="P1"/>
      <text:p text:style-name="P2">Cahier des charges</text:p>
      <text:p text:style-name="P2"/>
      <text:p text:style-name="P3"><text:span text:style-name="T1">Projet création d'un générateur de Site Sportif</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4"><text:soft-page-break/><text:span text:style-name="T1">Sommaire (tmp)</text:span></text:p>
      <text:p text:style-name="P6"><text:span text:style-name="T1"/></text:p>
      <text:p text:style-name="P6"><text:span text:style-name="T1"/></text:p>
      <text:p text:style-name="P5"><text:span text:style-name="T1">Introduction</text:span></text:p>
      <text:p text:style-name="P5"><text:span text:style-name="T1">Objectif</text:span></text:p>
      <text:p text:style-name="P5"><text:span text:style-name="T1"><text:tab/>Installeur</text:span></text:p>
      <text:p text:style-name="P5"><text:span text:style-name="T1"><text:tab/>Backend</text:span></text:p>
      <text:p text:style-name="P5"><text:span text:style-name="T1"><text:tab/>Frontend</text:span></text:p>
      <text:p text:style-name="P5"><text:span text:style-name="T1">Nos outils</text:span></text:p>
      <text:p text:style-name="P5"><text:span text:style-name="T1"><text:tab/>Gestionnaire de version collaboratif</text:span></text:p>
      <text:p text:style-name="P5"><text:span text:style-name="T1"><text:tab/>Base de données</text:span></text:p>
      <text:p text:style-name="P5"><text:span text:style-name="T1"><text:tab/>Langages</text:span></text:p>
      <text:p text:style-name="P5"><text:span text:style-name="T1"><text:tab/>Moteur de template</text:span></text:p>
      <text:p text:style-name="P5"><text:span text:style-name="T1">Spécifications techniques</text:span></text:p>
      <text:p text:style-name="P5"><text:span text:style-name="T1"><text:tab/>Structure de la base de données</text:span></text:p>
      <text:p text:style-name="P5"><text:span text:style-name="T1"><text:tab/>Structure du code des différentes parties</text:span></text:p>
      <text:p text:style-name="P5"><text:span text:style-name="T1"><text:tab/>Conventions de codage</text:span></text:p>
      <text:p text:style-name="P5"><text:span text:style-name="T1">Répartition du travail</text:span></text:p>
      <text:p text:style-name="P5"><text:span text:style-name="T1"><text:tab/>Installeur</text:span></text:p>
      <text:p text:style-name="P5"><text:span text:style-name="T1"><text:tab/>Frontend</text:span></text:p>
      <text:p text:style-name="P5"><text:span text:style-name="T1"><text:tab/>Backend</text:span></text:p>
      <text:p text:style-name="P5"><text:span text:style-name="T1">Délais</text:span></text:p>
      <text:p text:style-name="P5"><text:span text:style-name="T1">Annexes</text:span></text:p>
      <text:p text:style-name="P5"><text:span text:style-name="T1"><text:tab/><text:tab/></text:span></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oft-page-break/><text:span text:style-name="T1">Introduction</text:span></text:p>
      <text:p text:style-name="P5"><text:span text:style-name="T1"/></text:p>
      <text:p text:style-name="P7"><text:span text:style-name="T1">Etudiants à l'IUT d'Orléans en département informatique, un certain nombre de projets, à réaliser en équipe pour la plupart, nous ont été confié durant nos deux années d'étude.</text:span></text:p>
      <text:p text:style-name="P7"><text:span text:style-name="T1">C'est ainsi que dans le cadre de ces études, on nous a donner un projet tutoré à réaliser.</text:span></text:p>
      <text:p text:style-name="P7"><text:span text:style-name="T1">Ce projet consiste en la réalisation d'un cms orienté sport dont le but est de permettre à une équipe de sport d'avoir son propre site web facilement.</text:span></text:p>
      <text:p text:style-name="P7"><text:span text:style-name="T1">Cette application doit ainsi permettre à l'équipe d'organiser divers évènements, de planifier des matchs et d'afficher les résultats d'une façon claire.</text:span></text:p>
      <text:p text:style-name="P7"><text:span text:style-name="T1">Nous avons été libre de décider de l'organisation du déroulement du développement, ainsi que des outils et des langages utilisés. Nous nous sommes ainsi mis d'accord ensemble sur ces points avant de nous répartir les tâches.</text:span></text:p>
      <text:p text:style-name="P7"><text:span text:style-name="T1">Je vous propose de découvrir plus en détails ce projet à travers ce cachier des charges. Nous verrons dans un premier temps nos objectifs avant de découvrir les outils que nous avons décidé d'utiliser et pourquoi. Nous verrons ensuite les spécifications techniques de l'application, puis de quelle manière avons-nous décidé de répartir notre travail au sein de l'équipe. Enfin nous verrons quels délais nous étaient imposés ainsi que ceux que nous nous sommes imposés. Vous trouverez en annexe certains documents liés aux spécifications techniques.</text:span></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oft-page-break/><text:span text:style-name="T1">Objectifs</text:span></text:p>
      <text:p text:style-name="P7"><text:span text:style-name="T1"><text:tab/>Installeur</text:span></text:p>
      <text:p text:style-name="P7"><text:span text:style-name="T1"/></text:p>
      <text:p text:style-name="P7"><text:span text:style-name="T1"><text:tab/>Le but de l'installeur est de permettre à l'utilisateur d'installer facilement son site sur son serveur. Ainsi l'installeur doit avoir une interface simple et intuitive sous forme d'étapes à suivre, et la dernière de ces étapes doit mener à la création de la base de données nécessaire au cms</text:span></text:p>
      <text:p text:style-name="P7"><text:span text:style-name="T1"><text:tab/>L'installeur est composé de trois étapes sous forme de formulaires :</text:span></text:p>
      <text:list xml:id="list5681219558677205054" text:style-name="L1">
        <text:list-item>
          <text:list>
            <text:list-item>
              <text:list>
                <text:list-item>
                  <text:p text:style-name="P8"><text:span text:style-name="T1">Formulaire de connexion à la base de données. Celui-ci permet au cms d'avoir les informations nécessaires pour se connecter à la base de données de l'utilisateur afin de créer les différentes tables. L'utilisateur doit donc au préalable installer une base de données MySql.</text:span></text:p>
                </text:list-item>
                <text:list-item>
                  <text:p text:style-name="P8"><text:span text:style-name="T1">Formulaire de création du compte administrateur du cms. L'utilisateur peut ainsi se connecter à la page administration avec les identifiants saisies.</text:span></text:p>
                </text:list-item>
                <text:list-item>
                  <text:p text:style-name="P8"><text:span text:style-name="T1">Formulaire demandant le nom du site.</text:span></text:p>
                </text:list-item>
              </text:list>
            </text:list-item>
          </text:list>
        </text:list-item>
      </text:list>
      <text:p text:style-name="P9"><text:span text:style-name="T1"><text:s/>Enfin, cet installeur doit permettre à l'utilisateur de visualiser un récapitulatif de toutes les données saisies et permettre de revenir sur une étape pour faire des corrections tout en gardant les données déjà saisies affichées.</text:span></text:p>
      <text:p text:style-name="P9"><text:span text:style-name="T1"/></text:p>
      <text:p text:style-name="P9"><text:span text:style-name="T1"><text:tab/>Backend</text:span></text:p>
      <text:p text:style-name="P9"><text:span text:style-name="T1"><text:tab/></text:span></text:p>
      <text:p text:style-name="P9"><text:span text:style-name="T1"><text:tab/>La partie backend concerne toute l'interface permettant au créateur du cms d'y apporter des modifications. Il est le seul ayant un droit d'accès et cette partie est donc protégée par une page de login.</text:span></text:p>
      <text:p text:style-name="P9"><text:span text:style-name="T1"><text:tab/>L'utilisateur doit pouvoir d'une part modifier l'apparence du cms, il faut lui laisser une certaine libertée au niveau des couleurs et des images par exemple, voir de la disposition de certains éléments. L'utilisateur pourra aussi choisir entre plusieurs templates disponibles, voir en créer lui-même en se basant sur la documentation programmeur.</text:span></text:p>
      <text:p text:style-name="P9"><text:span text:style-name="T1"><text:tab/>Outre l'aspet visuel du site, son contenu doit être aussi modifiable, par exemple les news, les évènements ou les équipes doivent pouvoir être ajoutées, supprimées et modifiées. L'administrateur peut ainsi avoir une vue d'ensemble du contenu de son site et le gérer comme il le souhaite.</text:span></text:p>
      <text:p text:style-name="P9"><text:span text:style-name="T1"/></text:p>
      <text:p text:style-name="P9"><text:span text:style-name="T1"><text:tab/>Frontend</text:span></text:p>
      <text:p text:style-name="P9"><text:span text:style-name="T1"/></text:p>
      <text:p text:style-name="P9"><text:span text:style-name="T1"><text:tab/>Cette troisième partie concerne tout l'aspet visible par le public du site.</text:span></text:p>
      <text:p text:style-name="P9"><text:span text:style-name="T1">L'interface doit être simple et facile à utiliser. </text:span></text:p>
      <text:p text:style-name="P9"><text:span text:style-name="T1">Voici les différentes fonctionnalités prévues :</text:span></text:p>
      <text:list xml:id="list6931587705091452789" text:style-name="L2">
        <text:list-item>
          <text:list>
            <text:list-item>
              <text:p text:style-name="P10"><text:span text:style-name="T1">News (visualisation sous forme de pages, ajout de commentaires possible)</text:span></text:p>
            </text:list-item>
            <text:list-item>
              <text:p text:style-name="P10"><text:span text:style-name="T1">Calendrier (regroupe tous les évènements de l'équipe) </text:span></text:p>
            </text:list-item>
            <text:list-item>
              <text:p text:style-name="P10"><text:span text:style-name="T1">Equipes (permet de voir la composition de l'équipe et les détails de chaque joueur)</text:span></text:p>
            </text:list-item>
            <text:list-item>
              <text:p text:style-name="P10"><text:span text:style-name="T1">Matchs (possibilité de voir les différents matchs joués par l'équipe)</text:span></text:p>
            </text:list-item>
            <text:list-item>
              <text:p text:style-name="P10"><text:soft-page-break/><text:span text:style-name="T1">Tournois (possibilité d'organiser un tournois, de voir les scores finaux, l'évolution des matchs au fil du temps, et un export possible des scores finaux)</text:span></text:p>
            </text:list-item>
            <text:list-item>
              <text:p text:style-name="P10"><text:span text:style-name="T1">Profil de l'utilisateur connecté</text:span></text:p>
            </text:list-item>
            <text:list-item>
              <text:p text:style-name="P10"><text:span text:style-name="T1">Connexion/Inscription</text:span></text:p>
            </text:list-item>
          </text:list>
        </text:list-item>
      </text:list>
      <text:p text:style-name="P9"><text:span text:style-name="T1">Tous ces éléments ne doivent pas être accessibles par tout le monde, un système de droit doit permettre de donner des privilèges différents à certains utilisateurs. Enfin certaines fonctionnalités doivent être accessible que pour les utilisateurs connectés. </text:span></text:p>
      <text:p text:style-name="P9"><text:span text:style-name="T1"/></text:p>
      <text:p text:style-name="P9"><text:span text:style-name="T1"/></text:p>
      <text:p text:style-name="P5"><text:span text:style-name="T1">Nos outils</text:span></text:p>
      <text:p text:style-name="P5"><text:span text:style-name="T1"><text:tab/>Gestionnaire de version collaboratif</text:span></text:p>
      <text:p text:style-name="P5"><text:span text:style-name="T1"><text:tab/>Base de données</text:span></text:p>
      <text:p text:style-name="P5"><text:span text:style-name="T1"><text:tab/>Langages</text:span></text:p>
      <text:p text:style-name="P5"><text:span text:style-name="T1"><text:tab/>Moteur de template</text:span></text:p>
      <text:p text:style-name="P5"><text:span text:style-name="T1">Spécifications techniques</text:span></text:p>
      <text:p text:style-name="P5"><text:span text:style-name="T1"><text:tab/>Structure de la base de données</text:span></text:p>
      <text:p text:style-name="P5"><text:span text:style-name="T1"><text:tab/>Structure du code des différentes parties</text:span></text:p>
      <text:p text:style-name="P5"><text:span text:style-name="T1"><text:tab/>Conventions de codage</text:span></text:p>
      <text:p text:style-name="P5"><text:span text:style-name="T1">Répartition du travail</text:span></text:p>
      <text:p text:style-name="P5"><text:span text:style-name="T1"><text:tab/>Installeur</text:span></text:p>
      <text:p text:style-name="P5"><text:span text:style-name="T1"><text:tab/>Frontend</text:span></text:p>
      <text:p text:style-name="P5"><text:span text:style-name="T1"><text:tab/>Backend</text:span></text:p>
      <text:p text:style-name="P5"><text:span text:style-name="T1">Délais</text:span></text:p>
      <text:p text:style-name="P5"><text:span text:style-name="T1">Annexes</text:span></text:p>
      <text:p text:style-name="P9"><text:span text:style-name="T1"/></text:p>
      <text:p text:style-name="P9"><text:span text:style-name="T1">AMELIORATIONS POSSIBLES:</text:span></text:p>
      <text:p text:style-name="P9"><text:span text:style-name="T1">-gérer d'autres bases de données que mysql</text:span></text:p>
      <text:p text:style-name="P7"><text:span text:style-name="T1"><text:tab/></text:span></text:p>
      <text:p text:style-name="P7"><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Verdana-Bold" svg:font-family="Verdana-Bol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7M19S</meta:editing-duration>
    <meta:editing-cycles>3</meta:editing-cycles>
    <meta:generator>OpenOffice/4.0.1$Win32 OpenOffice.org_project/401m5$Build-9714</meta:generator>
    <dc:date>2014-01-22T23:56:06.94</dc:date>
    <meta:document-statistic meta:table-count="0" meta:image-count="1" meta:object-count="0" meta:page-count="5" meta:paragraph-count="74" meta:word-count="760" meta:character-count="4952"/>
    <dc:creator>Guillaume Gas</dc:creator>
    <meta:user-defined meta:name="Info 1"/>
    <meta:user-defined meta:name="Info 2"/>
    <meta:user-defined meta:name="Info 3"/>
    <meta:user-defined meta:name="Info 4"/>
  </office:meta>
</office:document-meta>
</file>